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CCE17DD00BD87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text-properties officeooo:rsid="0041ddd4" officeooo:paragraph-rsid="0041ddd4"/>
    </style:style>
    <style:style style:name="P21" style:family="paragraph" style:parent-style-name="Table_20_Contents">
      <style:text-properties officeooo:paragraph-rsid="00479273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a263"/>
    </style:style>
    <style:style style:name="P25" style:family="paragraph" style:parent-style-name="Table_20_Contents">
      <style:text-properties officeooo:paragraph-rsid="001a5680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e21d8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3c4ff4"/>
    </style:style>
    <style:style style:name="T24" style:family="text">
      <style:text-properties officeooo:rsid="0043daa3"/>
    </style:style>
    <style:style style:name="T25" style:family="text">
      <style:text-properties officeooo:rsid="00455425"/>
    </style:style>
    <style:style style:name="T26" style:family="text">
      <style:text-properties officeooo:rsid="0048b6cc"/>
    </style:style>
    <style:style style:name="T27" style:family="text">
      <style:text-properties officeooo:rsid="004c9950"/>
    </style:style>
    <style:style style:name="T28" style:family="text">
      <style:text-properties officeooo:rsid="004e21d8"/>
    </style:style>
    <style:style style:name="T29" style:family="text">
      <style:text-properties officeooo:rsid="004fa26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4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6"><text:span text:style-name="T9">Česká pirátská strana, </text:span>organizační složka: <text:span text:style-name="T19">Personální odbor</text:span></text:p>
            <text:p text:style-name="P16">z<text:span text:style-name="T18">a</text:span>st<text:span text:style-name="T18">o</text:span>up<text:span text:style-name="T18">ena</text:span>: <text:span text:style-name="T22">Bc. Jana Rohová, jana.rohova@pirati.cz, vedouc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5"><text:span text:style-name="T18">Jméno</text:span>: Libuše Věříšová</text:p>
            <text:p text:style-name="P18"><text:span text:style-name="T24">IČO</text:span>: <text:span text:style-name="T29">45942471</text:span> <text:s text:c="3"/><text:span text:style-name="T24">místo podnikání: Hradec Králové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9">Krajský koordinátor dobrovolníků pro <text:span text:style-name="T29">Královehradec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4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26">40</text:span>h <text:span text:style-name="T19">týdně </text:span>(slovy: <text:span text:style-name="T26">čtyřicet</text:span>hodin)</text:p>
            <text:p text:style-name="P21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p text:style-name="P15">• paušální odměna <text:span text:style-name="T25">25.000,-</text:span>Kč měsíčně </text:p>
            <text:p text:style-name="P15">• úkolová odměna: až <text:span text:style-name="T23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0">Od 15-03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19">Praze</text:span> dne <text:span text:style-name="T29">15.03.2018</text:span></text:p>
      <text:p text:style-name="P7">Za zadavatele: <text:tab/><text:tab/><text:tab/>Za dodavatele: </text:p>
      <text:p text:style-name="P24"><text:span text:style-name="T16">Jana Rohová <text:s text:c="3"/><text:tab/></text:span><text:span text:style-name="T15"><text:tab/><text:tab/></text:span><text:span text:style-name="T17">Libuše Věříšová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CCE17DD00BD879D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9T12:12:24.858201670</dc:date>
    <meta:editing-cycles>134</meta:editing-cycles>
    <meta:editing-duration>P24DT14H38M30S</meta:editing-duration>
    <meta:generator>LibreOffice/5.1.6.2$Linux_X86_64 LibreOffice_project/10m0$Build-2</meta:generator>
    <meta:print-date>2018-03-06T11:18:41.117022812</meta:print-date>
    <meta:document-statistic meta:table-count="1" meta:image-count="1" meta:object-count="0" meta:page-count="1" meta:paragraph-count="34" meta:word-count="196" meta:character-count="1481" meta:non-whitespace-character-count="1298"/>
    <meta:user-defined meta:name="Informace 1"/>
    <meta:user-defined meta:name="Informace 2"/>
    <meta:user-defined meta:name="Informace 3"/>
    <meta:user-defined meta:name="Informace 4"/>
  </office:meta>
</office:document-meta>
</file>